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solid" draw:fill-color="#99ccff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5.969cm" svg:x="7.65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5.08cm" svg:height="2.54cm" svg:x="13.036cm" svg:y="22.59cm">
          <text:p text:style-name="P1">Calefacto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715cm" svg:height="1.905cm" svg:x="12.719cm" svg:y="19.272cm">
          <text:p text:style-name="P1">Etapa de Potencia.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5.576cm" svg:y1="21.177cm" svg:x2="15.576cm" svg:y2="22.59cm" draw:start-shape="id1" draw:start-glue-point="2" draw:end-shape="id2" draw:end-glue-point="0" svg:d="M15576 21177v1413" svg:viewBox="0 0 1 1414">
          <text:p/>
        </draw:connector>
        <draw:custom-shape draw:style-name="gr2" draw:text-style-name="P1" xml:id="id4" draw:id="id4" draw:layer="layout" svg:width="6.731cm" svg:height="1.651cm" svg:x="2.559cm" svg:y="19.399cm">
          <text:p text:style-name="P1">Acondicionamiento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54cm" svg:height="1.778cm" svg:x="4.654cm" svg:y="16.351cm">
          <text:p text:style-name="P1">A/D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778cm" svg:height="1.778cm" svg:x="10.56cm" svg:y="22.971cm">
          <text:p text:style-name="P1">T°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56cm" svg:y1="23.86cm" svg:x2="5.924cm" svg:y2="21.05cm" draw:start-shape="id3" draw:start-glue-point="6" draw:end-shape="id4" draw:end-glue-point="2" svg:d="M10560 23860c-3091 0-4636-936-4636-2810" svg:viewBox="0 0 4637 2811">
          <text:p/>
        </draw:connector>
        <draw:connector draw:style-name="gr3" draw:text-style-name="P1" draw:layer="layout" draw:type="curve" svg:x1="5.924cm" svg:y1="19.399cm" svg:x2="5.924cm" svg:y2="18.129cm" draw:start-shape="id4" draw:start-glue-point="0" draw:end-shape="id5" draw:end-glue-point="2" svg:d="M5924 19399v-1270" svg:viewBox="0 0 1 1271">
          <text:p/>
        </draw:connector>
        <draw:custom-shape draw:style-name="gr2" draw:text-style-name="P1" xml:id="id6" draw:id="id6" draw:layer="layout" svg:width="2.54cm" svg:height="1.778cm" svg:x="14.306cm" svg:y="16.351cm">
          <text:p text:style-name="P1">D/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5.576cm" svg:y1="18.129cm" svg:x2="15.576cm" svg:y2="19.272cm" draw:start-shape="id6" draw:start-glue-point="2" draw:end-shape="id1" draw:end-glue-point="0" svg:d="M15576 18129v1143" svg:viewBox="0 0 1 1144">
          <text:p/>
        </draw:connector>
        <draw:custom-shape draw:style-name="gr2" draw:text-style-name="P1" xml:id="id7" draw:id="id7" draw:layer="layout" svg:width="3.048cm" svg:height="1.778cm" svg:x="9.29cm" svg:y="13.192cm">
          <text:p text:style-name="P1">Control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.953cm" svg:height="1.778cm" svg:x="8.357cm" svg:y="9.998cm">
          <text:p text:style-name="P1">Planificador</text:p>
          <draw:enhanced-geometry svg:viewBox="0 0 21600 21600" draw:extrusion="false" draw:type="rectangle" draw:enhanced-path="M 0 0 L 21600 0 21600 21600 0 21600 0 0 Z N"/>
        </draw:custom-shape>
        <draw:custom-shape draw:style-name="gr2" draw:text-style-name="P1" xml:id="id11" draw:id="id11" draw:layer="layout" svg:width="4.953cm" svg:height="1.778cm" svg:x="8.338cm" svg:y="7.031cm">
          <text:p text:style-name="P1">Interfaz Usuario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4.953cm" svg:height="1.778cm" svg:x="1.951cm" svg:y="9.998cm">
          <text:p text:style-name="P1">Almacenamiento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4.953cm" svg:height="1.778cm" svg:x="14.751cm" svg:y="9.998cm">
          <text:p text:style-name="P1">Comunicació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924cm" svg:y1="16.351cm" svg:x2="9.29cm" svg:y2="14.081cm" draw:start-shape="id5" draw:start-glue-point="0" draw:end-shape="id7" draw:end-glue-point="3" svg:d="M5924 16351c0-1514 1122-2270 3366-2270" svg:viewBox="0 0 3367 2271">
          <text:p/>
        </draw:connector>
        <draw:connector draw:style-name="gr4" draw:text-style-name="P1" draw:layer="layout" draw:type="curve" svg:x1="12.338cm" svg:y1="14.081cm" svg:x2="15.576cm" svg:y2="16.351cm" draw:start-shape="id7" draw:start-glue-point="1" draw:end-shape="id6" draw:end-glue-point="0" svg:d="M12338 14081c2159 0 3238 756 3238 2270" svg:viewBox="0 0 3239 2271">
          <text:p/>
        </draw:connector>
        <draw:connector draw:style-name="gr5" draw:text-style-name="P1" draw:layer="layout" draw:type="curve" svg:x1="10.814cm" svg:y1="13.192cm" svg:x2="10.833cm" svg:y2="11.776cm" draw:start-shape="id7" draw:start-glue-point="0" draw:end-shape="id8" draw:end-glue-point="2" svg:d="M10814 13192c0-1062 19-354 19-1416" svg:viewBox="0 0 20 1417">
          <text:p/>
        </draw:connector>
        <draw:connector draw:style-name="gr5" draw:text-style-name="P1" draw:layer="layout" draw:type="curve" svg:x1="6.904cm" svg:y1="10.887cm" svg:x2="8.357cm" svg:y2="10.887cm" draw:start-shape="id9" draw:start-glue-point="1" draw:end-shape="id8" draw:end-glue-point="3" svg:d="M6904 10887h1453" svg:viewBox="0 0 1454 1">
          <text:p/>
        </draw:connector>
        <draw:connector draw:style-name="gr5" draw:text-style-name="P1" draw:layer="layout" draw:type="curve" svg:x1="13.31cm" svg:y1="10.887cm" svg:x2="14.751cm" svg:y2="10.887cm" draw:start-shape="id8" draw:start-glue-point="1" draw:end-shape="id10" draw:end-glue-point="3" svg:d="M13310 10887h1441" svg:viewBox="0 0 1442 1">
          <text:p/>
        </draw:connector>
        <draw:connector draw:style-name="gr5" draw:text-style-name="P1" draw:layer="layout" draw:type="curve" svg:x1="10.814cm" svg:y1="8.809cm" svg:x2="10.833cm" svg:y2="9.998cm" draw:start-shape="id11" draw:start-glue-point="2" draw:end-shape="id8" draw:end-glue-point="0" svg:d="M10814 8809c0 892 19 298 19 1189" svg:viewBox="0 0 20 1190">
          <text:p/>
        </draw:connector>
        <draw:frame draw:style-name="gr6" draw:text-style-name="P2" draw:layer="layout" svg:width="7.33cm" svg:height="1.204cm" svg:x="7.13cm" svg:y="4.048cm">
          <draw:text-box>
            <text:p text:style-name="P2">Esquema Gener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 P</meta:initial-creator>
    <meta:creation-date>2015-05-23T15:06:16.544382628</meta:creation-date>
    <dc:date>2015-05-23T16:25:23.463152937</dc:date>
    <dc:creator>A P</dc:creator>
    <meta:editing-duration>PT47S</meta:editing-duration>
    <meta:editing-cycles>1</meta:editing-cycles>
    <meta:document-statistic meta:object-count="23"/>
    <meta:generator>LibreOffice/4.2.7.2$Linux_x86 LibreOffice_project/420m0$Build-2</meta:generator>
  </office:meta>
</office:document-meta>
</file>